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cm" style:rel-column-width="1644*"/>
    </style:style>
    <style:style style:name="Table1.B" style:family="table-column">
      <style:table-column-properties style:column-width="5.6cm" style:rel-column-width="3175*"/>
    </style:style>
    <style:style style:name="Table1.C" style:family="table-column">
      <style:table-column-properties style:column-width="4.249cm" style:rel-column-width="2409*"/>
    </style:style>
    <style:style style:name="Table1.D" style:family="table-column">
      <style:table-column-properties style:column-width="4.251cm" style:rel-column-width="2410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cm" style:rel-column-width="1644*"/>
    </style:style>
    <style:style style:name="Table2.B" style:family="table-column">
      <style:table-column-properties style:column-width="5.6cm" style:rel-column-width="3175*"/>
    </style:style>
    <style:style style:name="Table2.C" style:family="table-column">
      <style:table-column-properties style:column-width="4.249cm" style:rel-column-width="2409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cm" style:rel-column-width="1644*"/>
    </style:style>
    <style:style style:name="Table3.B" style:family="table-column">
      <style:table-column-properties style:column-width="5.6cm" style:rel-column-width="3175*"/>
    </style:style>
    <style:style style:name="Table3.C" style:family="table-column">
      <style:table-column-properties style:column-width="4.249cm" style:rel-column-width="2409*"/>
    </style:style>
    <style:style style:name="Table3.D" style:family="table-column">
      <style:table-column-properties style:column-width="4.251cm" style:rel-column-width="2410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cm" style:rel-column-width="1644*"/>
    </style:style>
    <style:style style:name="Table4.B" style:family="table-column">
      <style:table-column-properties style:column-width="5.6cm" style:rel-column-width="3175*"/>
    </style:style>
    <style:style style:name="Table4.C" style:family="table-column">
      <style:table-column-properties style:column-width="4.249cm" style:rel-column-width="2409*"/>
    </style:style>
    <style:style style:name="Table4.D" style:family="table-column">
      <style:table-column-properties style:column-width="4.251cm" style:rel-column-width="2410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paragraph-rsid="000d360f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d360f"/>
    </style:style>
    <style:style style:name="P3" style:family="paragraph" style:parent-style-name="Standard">
      <style:text-properties officeooo:rsid="000d360f" officeooo:paragraph-rsid="000d360f"/>
    </style:style>
    <style:style style:name="P4" style:family="paragraph" style:parent-style-name="Standard">
      <style:text-properties officeooo:rsid="000d360f" officeooo:paragraph-rsid="000f1f1a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6" style:family="paragraph" style:parent-style-name="Standard">
      <style:text-properties officeooo:paragraph-rsid="000f1f1a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f1f1a"/>
    </style:style>
    <style:style style:name="P8" style:family="paragraph" style:parent-style-name="Standard">
      <style:text-properties officeooo:paragraph-rsid="00112101"/>
    </style:style>
    <style:style style:name="P9" style:family="paragraph" style:parent-style-name="Standard">
      <style:text-properties officeooo:paragraph-rsid="00117e7f"/>
    </style:style>
    <style:style style:name="P10" style:family="paragraph" style:parent-style-name="Standard">
      <style:text-properties officeooo:paragraph-rsid="0012f716"/>
    </style:style>
    <style:style style:name="P11" style:family="paragraph" style:parent-style-name="Standard">
      <style:paragraph-properties style:writing-mode="lr-tb"/>
      <style:text-properties officeooo:paragraph-rsid="0012f716"/>
    </style:style>
    <style:style style:name="P12" style:family="paragraph" style:parent-style-name="Standard">
      <style:text-properties officeooo:paragraph-rsid="00176b27"/>
    </style:style>
    <style:style style:name="P13" style:family="paragraph" style:parent-style-name="Standard">
      <style:text-properties officeooo:paragraph-rsid="0018590b"/>
    </style:style>
    <style:style style:name="P14" style:family="paragraph" style:parent-style-name="Standard">
      <style:text-properties officeooo:paragraph-rsid="001bb4a0"/>
    </style:style>
    <style:style style:name="P15" style:family="paragraph" style:parent-style-name="Standard">
      <style:text-properties officeooo:paragraph-rsid="001d2ad4"/>
    </style:style>
    <style:style style:name="P16" style:family="paragraph" style:parent-style-name="Standard">
      <style:paragraph-properties style:writing-mode="lr-tb"/>
      <style:text-properties officeooo:paragraph-rsid="001d2ad4"/>
    </style:style>
    <style:style style:name="P17" style:family="paragraph" style:parent-style-name="Standard">
      <style:text-properties officeooo:paragraph-rsid="001ebb39"/>
    </style:style>
    <style:style style:name="P18" style:family="paragraph" style:parent-style-name="Standard">
      <style:text-properties officeooo:paragraph-rsid="001efc92"/>
    </style:style>
    <style:style style:name="P19" style:family="paragraph" style:parent-style-name="Standard">
      <style:text-properties officeooo:paragraph-rsid="00204a9e"/>
    </style:style>
    <style:style style:name="P20" style:family="paragraph" style:parent-style-name="Standard">
      <style:text-properties officeooo:paragraph-rsid="0021ef7a"/>
    </style:style>
    <style:style style:name="P21" style:family="paragraph" style:parent-style-name="Standard">
      <style:text-properties officeooo:rsid="0023e7cf" officeooo:paragraph-rsid="0023e7cf"/>
    </style:style>
    <style:style style:name="P22" style:family="paragraph" style:parent-style-name="Standard">
      <style:paragraph-properties style:writing-mode="lr-tb"/>
      <style:text-properties officeooo:rsid="0023e7cf" officeooo:paragraph-rsid="0023e7cf"/>
    </style:style>
    <style:style style:name="P23" style:family="paragraph" style:parent-style-name="Standard">
      <style:text-properties officeooo:paragraph-rsid="0023e7cf"/>
    </style:style>
    <style:style style:name="P24" style:family="paragraph" style:parent-style-name="Standard">
      <style:text-properties officeooo:rsid="002473b5" officeooo:paragraph-rsid="002473b5"/>
    </style:style>
    <style:style style:name="P25" style:family="paragraph" style:parent-style-name="Standard">
      <style:text-properties officeooo:rsid="0025760b" officeooo:paragraph-rsid="0025760b"/>
    </style:style>
    <style:style style:name="P26" style:family="paragraph" style:parent-style-name="Standard">
      <style:text-properties officeooo:rsid="0025975b" officeooo:paragraph-rsid="0025975b"/>
    </style:style>
    <style:style style:name="P27" style:family="paragraph" style:parent-style-name="Standard">
      <style:text-properties officeooo:paragraph-rsid="00277869"/>
    </style:style>
    <style:style style:name="P28" style:family="paragraph" style:parent-style-name="Standard">
      <style:text-properties officeooo:rsid="0028639c" officeooo:paragraph-rsid="0028639c"/>
    </style:style>
    <style:style style:name="P29" style:family="paragraph" style:parent-style-name="Standard">
      <style:text-properties officeooo:paragraph-rsid="0028639c"/>
    </style:style>
    <style:style style:name="P30" style:family="paragraph" style:parent-style-name="Standard">
      <style:text-properties officeooo:rsid="002b1b2e" officeooo:paragraph-rsid="002b1b2e"/>
    </style:style>
    <style:style style:name="P31" style:family="paragraph" style:parent-style-name="Standard">
      <style:text-properties officeooo:rsid="002bf892" officeooo:paragraph-rsid="002bf892"/>
    </style:style>
    <style:style style:name="P32" style:family="paragraph" style:parent-style-name="Standard">
      <style:paragraph-properties style:writing-mode="lr-tb"/>
      <style:text-properties officeooo:rsid="002bf892" officeooo:paragraph-rsid="002bf892"/>
    </style:style>
    <style:style style:name="P33" style:family="paragraph" style:parent-style-name="Standard">
      <style:text-properties officeooo:rsid="002d5581" officeooo:paragraph-rsid="002d5581"/>
    </style:style>
    <style:style style:name="P34" style:family="paragraph" style:parent-style-name="Standard">
      <style:paragraph-properties style:writing-mode="lr-tb"/>
      <style:text-properties officeooo:rsid="002d5581" officeooo:paragraph-rsid="002d5581"/>
    </style:style>
    <style:style style:name="P35" style:family="paragraph" style:parent-style-name="Standard">
      <style:text-properties officeooo:paragraph-rsid="002d5581"/>
    </style:style>
    <style:style style:name="P36" style:family="paragraph" style:parent-style-name="Standard">
      <style:text-properties officeooo:rsid="002e8731" officeooo:paragraph-rsid="002e8731"/>
    </style:style>
    <style:style style:name="P37" style:family="paragraph" style:parent-style-name="Table_20_Contents">
      <style:text-properties officeooo:rsid="000d360f" officeooo:paragraph-rsid="000d360f"/>
    </style:style>
    <style:style style:name="P38" style:family="paragraph" style:parent-style-name="Table_20_Contents">
      <style:text-properties officeooo:rsid="000d360f" officeooo:paragraph-rsid="000f1f1a"/>
    </style:style>
    <style:style style:name="T1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Noto Sans Mono" fo:font-size="10pt" fo:font-style="normal" fo:font-weight="normal" officeooo:rsid="000d360f" style:font-size-asian="10pt" style:font-style-asian="normal" style:font-weight-asian="normal"/>
    </style:style>
    <style:style style:name="T3" style:family="text">
      <style:text-properties fo:color="#080808" loext:opacity="100%" style:font-name="Noto Sans Mono" fo:font-size="10pt" fo:font-style="normal" fo:font-weight="normal" officeooo:rsid="000f1f1a" style:font-size-asian="10pt" style:font-style-asian="normal" style:font-weight-asian="normal"/>
    </style:style>
    <style:style style:name="T4" style:family="text">
      <style:text-properties fo:color="#080808" loext:opacity="100%" style:font-name="Noto Sans Mono" fo:font-size="10pt" fo:font-style="normal" fo:font-weight="normal" officeooo:rsid="0012f716" style:font-size-asian="10pt" style:font-style-asian="normal" style:font-weight-asian="normal"/>
    </style:style>
    <style:style style:name="T5" style:family="text">
      <style:text-properties fo:color="#080808" loext:opacity="100%" style:font-name="Noto Sans Mono" fo:font-size="10pt" fo:font-style="normal" fo:font-weight="normal" officeooo:rsid="00176b27" style:font-size-asian="10pt" style:font-style-asian="normal" style:font-weight-asian="normal"/>
    </style:style>
    <style:style style:name="T6" style:family="text">
      <style:text-properties fo:color="#080808" loext:opacity="100%" style:font-name="Noto Sans Mono" fo:font-size="10pt" fo:font-style="normal" fo:font-weight="normal" officeooo:rsid="00117e7f" style:font-size-asian="10pt" style:font-style-asian="normal" style:font-weight-asian="normal"/>
    </style:style>
    <style:style style:name="T7" style:family="text">
      <style:text-properties fo:color="#080808" loext:opacity="100%" style:font-name="Noto Sans Mono" fo:font-size="10pt" fo:font-style="normal" fo:font-weight="normal" officeooo:rsid="0018590b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officeooo:rsid="001bb4a0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1ebb39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1efc92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204a9e" style:font-size-asian="10pt" style:font-style-asian="normal" style:font-weight-asian="normal"/>
    </style:style>
    <style:style style:name="T12" style:family="text">
      <style:text-properties fo:color="#080808" loext:opacity="100%" style:font-name="Noto Sans Mono" fo:font-size="10pt" fo:font-style="normal" fo:font-weight="normal" officeooo:rsid="00312a63" style:font-size-asian="10pt" style:font-style-asian="normal" style:font-weight-asian="normal"/>
    </style:style>
    <style:style style:name="T13" style:family="text">
      <style:text-properties fo:color="#080808" loext:opacity="100%" style:font-name="Noto Sans Mono" fo:font-size="10pt" fo:font-style="normal" fo:font-weight="normal" officeooo:rsid="0031e23e" style:font-size-asian="10pt" style:font-style-asian="normal" style:font-weight-asian="normal"/>
    </style:style>
    <style:style style:name="T14" style:family="text">
      <style:text-properties fo:color="#080808" loext:opacity="100%" style:font-name="Noto Sans Mono" fo:font-size="10pt" fo:font-style="normal" fo:font-weight="normal" officeooo:rsid="00428219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officeooo:rsid="0012f716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officeooo:rsid="00176b27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officeooo:rsid="001d2ad4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officeooo:rsid="0021ef7a" style:font-size-asian="10pt" style:font-style-asian="normal" style:font-weight-asian="normal"/>
    </style:style>
    <style:style style:name="T20" style:family="text">
      <style:text-properties officeooo:rsid="00117e7f"/>
    </style:style>
    <style:style style:name="T21" style:family="text">
      <style:text-properties officeooo:rsid="0012f716"/>
    </style:style>
    <style:style style:name="T22" style:family="text">
      <style:text-properties officeooo:rsid="00146413"/>
    </style:style>
    <style:style style:name="T23" style:family="text">
      <style:text-properties officeooo:rsid="00157441"/>
    </style:style>
    <style:style style:name="T24" style:family="text">
      <style:text-properties officeooo:rsid="00176b27"/>
    </style:style>
    <style:style style:name="T25" style:family="text">
      <style:text-properties officeooo:rsid="0018590b"/>
    </style:style>
    <style:style style:name="T26" style:family="text">
      <style:text-properties officeooo:rsid="001a0d5f"/>
    </style:style>
    <style:style style:name="T27" style:family="text">
      <style:text-properties officeooo:rsid="001bb4a0"/>
    </style:style>
    <style:style style:name="T28" style:family="text">
      <style:text-properties officeooo:rsid="001d2ad4"/>
    </style:style>
    <style:style style:name="T29" style:family="text">
      <style:text-properties officeooo:rsid="001e814a"/>
    </style:style>
    <style:style style:name="T30" style:family="text">
      <style:text-properties officeooo:rsid="001ebb39"/>
    </style:style>
    <style:style style:name="T31" style:family="text">
      <style:text-properties officeooo:rsid="001efc92"/>
    </style:style>
    <style:style style:name="T32" style:family="text">
      <style:text-properties officeooo:rsid="00204a9e"/>
    </style:style>
    <style:style style:name="T33" style:family="text">
      <style:text-properties officeooo:rsid="0021ef7a"/>
    </style:style>
    <style:style style:name="T34" style:family="text">
      <style:text-properties officeooo:rsid="0023e7cf"/>
    </style:style>
    <style:style style:name="T35" style:family="text">
      <style:text-properties officeooo:rsid="002473b5"/>
    </style:style>
    <style:style style:name="T36" style:family="text">
      <style:text-properties officeooo:rsid="0025760b"/>
    </style:style>
    <style:style style:name="T37" style:family="text">
      <style:text-properties officeooo:rsid="0025975b"/>
    </style:style>
    <style:style style:name="T38" style:family="text">
      <style:text-properties officeooo:rsid="00277869"/>
    </style:style>
    <style:style style:name="T39" style:family="text">
      <style:text-properties officeooo:rsid="0028639c"/>
    </style:style>
    <style:style style:name="T40" style:family="text">
      <style:text-properties officeooo:rsid="00295ff3"/>
    </style:style>
    <style:style style:name="T41" style:family="text">
      <style:text-properties officeooo:rsid="002bf892"/>
    </style:style>
    <style:style style:name="T42" style:family="text">
      <style:text-properties officeooo:rsid="002d5581"/>
    </style:style>
    <style:style style:name="T43" style:family="text">
      <style:text-properties officeooo:rsid="002f984a"/>
    </style:style>
    <style:style style:name="T44" style:family="text">
      <style:text-properties officeooo:rsid="0031e23e"/>
    </style:style>
    <style:style style:name="T45" style:family="text">
      <style:text-properties officeooo:rsid="0032b421"/>
    </style:style>
    <style:style style:name="T46" style:family="text">
      <style:text-properties officeooo:rsid="003356f7"/>
    </style:style>
    <style:style style:name="T47" style:family="text">
      <style:text-properties officeooo:rsid="003460b8"/>
    </style:style>
    <style:style style:name="T48" style:family="text">
      <style:text-properties officeooo:rsid="00365e33"/>
    </style:style>
    <style:style style:name="T49" style:family="text">
      <style:text-properties officeooo:rsid="00366944"/>
    </style:style>
    <style:style style:name="T50" style:family="text">
      <style:text-properties officeooo:rsid="0036e65a"/>
    </style:style>
    <style:style style:name="T51" style:family="text">
      <style:text-properties officeooo:rsid="00382a98"/>
    </style:style>
    <style:style style:name="T52" style:family="text">
      <style:text-properties officeooo:rsid="003b63a6"/>
    </style:style>
    <style:style style:name="T53" style:family="text">
      <style:text-properties officeooo:rsid="003c5de0"/>
    </style:style>
    <style:style style:name="T54" style:family="text">
      <style:text-properties officeooo:rsid="003e3464"/>
    </style:style>
    <style:style style:name="T55" style:family="text">
      <style:text-properties officeooo:rsid="0040a19d"/>
    </style:style>
    <style:style style:name="T56" style:family="text">
      <style:text-properties officeooo:rsid="004317df"/>
    </style:style>
    <style:style style:name="T57" style:family="text">
      <style:text-properties officeooo:rsid="004443f4"/>
    </style:style>
    <style:style style:name="T58" style:family="text">
      <style:text-properties officeooo:rsid="00452136"/>
    </style:style>
    <style:style style:name="T59" style:family="text">
      <style:text-properties officeooo:rsid="0045ff32"/>
    </style:style>
    <style:style style:name="T60" style:family="text">
      <style:text-properties officeooo:rsid="00460402"/>
    </style:style>
    <style:style style:name="T61" style:family="text">
      <style:text-properties officeooo:rsid="00477602"/>
    </style:style>
    <style:style style:name="T62" style:family="text">
      <style:text-properties officeooo:rsid="00483a9a"/>
    </style:style>
    <style:style style:name="T63" style:family="text">
      <style:text-properties officeooo:rsid="00486cd9"/>
    </style:style>
    <style:style style:name="T64" style:family="text">
      <style:text-properties officeooo:rsid="0049a102"/>
    </style:style>
    <style:style style:name="T65" style:family="text">
      <style:text-properties officeooo:rsid="004c530d"/>
    </style:style>
    <style:style style:name="T66" style:family="text">
      <style:text-properties officeooo:rsid="004cf084"/>
    </style:style>
    <style:style style:name="T67" style:family="text">
      <style:text-properties fo:font-weight="bold" officeooo:rsid="004c530d" style:font-weight-asian="bold" style:font-weight-complex="bold"/>
    </style:style>
    <style:style style:name="T68" style:family="text">
      <style:text-properties officeooo:rsid="004ed27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a) Write out the full paradigm of the present active participle of <text:bookmark-start text:name="__DdeLink__6938_3924958822"/>√दृश् <text:bookmark-end text:name="__DdeLink__6938_3924958822"/>in all three gender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Masc</text:p>
          </table:table-cell>
          <table:table-cell table:style-name="Table1.A1" office:value-type="string">
            <text:p text:style-name="P37">Sg</text:p>
          </table:table-cell>
          <table:table-cell table:style-name="Table1.A1" office:value-type="string">
            <text:p text:style-name="P37">Du</text:p>
          </table:table-cell>
          <table:table-cell table:style-name="Table1.A1" office:value-type="string">
            <text:p text:style-name="P37">Pl</text:p>
          </table:table-cell>
        </table:table-row>
        <table:table-row>
          <table:table-cell table:style-name="Table1.A1" office:value-type="string">
            <text:p text:style-name="P37">Nom</text:p>
          </table:table-cell>
          <table:table-cell table:style-name="Table1.A1" office:value-type="string">
            <text:p text:style-name="P5"><text:span text:style-name="T1">पश्य</text:span><text:span text:style-name="T2">न्</text:span></text:p>
          </table:table-cell>
          <table:table-cell table:style-name="Table1.A1" office:value-type="string">
            <text:p text:style-name="P2"><text:span text:style-name="T1">पश्य</text:span><text:span text:style-name="T2">न्तौ</text:span></text:p>
          </table:table-cell>
          <table:table-cell table:style-name="Table1.A1" office:value-type="string">
            <text:p text:style-name="P2"><text:span text:style-name="T1">पश्य</text:span><text:span text:style-name="T2">न्तः</text:span></text:p>
          </table:table-cell>
        </table:table-row>
        <table:table-row>
          <table:table-cell table:style-name="Table1.A1" office:value-type="string">
            <text:p text:style-name="P37">Voc</text:p>
          </table:table-cell>
          <table:table-cell table:style-name="Table1.A1" office:value-type="string">
            <text:p text:style-name="P2"><text:span text:style-name="T1">पश्य</text:span><text:span text:style-name="T2">न्</text:span></text:p>
          </table:table-cell>
          <table:table-cell table:style-name="Table1.A1" office:value-type="string">
            <text:p text:style-name="P2"><text:span text:style-name="T1">पश्य</text:span><text:span text:style-name="T2">न्तौ</text:span></text:p>
          </table:table-cell>
          <table:table-cell table:style-name="Table1.A1" office:value-type="string">
            <text:p text:style-name="P2"><text:span text:style-name="T1">पश्य</text:span><text:span text:style-name="T2">न्तः</text:span></text:p>
          </table:table-cell>
        </table:table-row>
        <table:table-row>
          <table:table-cell table:style-name="Table1.A1" office:value-type="string">
            <text:p text:style-name="P37">Acc</text:p>
          </table:table-cell>
          <table:table-cell table:style-name="Table1.A1" office:value-type="string">
            <text:p text:style-name="P2"><text:span text:style-name="T1">पश्य</text:span><text:span text:style-name="T2">न्तम्</text:span></text:p>
          </table:table-cell>
          <table:table-cell table:style-name="Table1.A1" office:value-type="string">
            <text:p text:style-name="P2"><text:span text:style-name="T1">पश्य</text:span><text:span text:style-name="T2">न्तौ</text:span></text:p>
          </table:table-cell>
          <table:table-cell table:style-name="Table1.A1" office:value-type="string">
            <text:p text:style-name="P2"><text:span text:style-name="T1">पश्य</text:span><text:span text:style-name="T2">तः</text:span></text:p>
          </table:table-cell>
        </table:table-row>
        <table:table-row>
          <table:table-cell table:style-name="Table1.A1" office:value-type="string">
            <text:p text:style-name="P37">Instr</text:p>
          </table:table-cell>
          <table:table-cell table:style-name="Table1.A1" office:value-type="string">
            <text:p text:style-name="P2"><text:span text:style-name="T1">पश्य</text:span><text:span text:style-name="T2">ता</text:span></text:p>
          </table:table-cell>
          <table:table-cell table:style-name="Table1.A1" office:value-type="string">
            <text:p text:style-name="P2"><text:span text:style-name="T1">पश्य</text:span><text:span text:style-name="T2">द्भ्याम्</text:span></text:p>
          </table:table-cell>
          <table:table-cell table:style-name="Table1.A1" office:value-type="string">
            <text:p text:style-name="P2"><text:span text:style-name="T1">पश्य</text:span><text:span text:style-name="T2">द्भिः</text:span></text:p>
          </table:table-cell>
        </table:table-row>
        <table:table-row>
          <table:table-cell table:style-name="Table1.A1" office:value-type="string">
            <text:p text:style-name="P37">Dat</text:p>
          </table:table-cell>
          <table:table-cell table:style-name="Table1.A1" office:value-type="string">
            <text:p text:style-name="P2"><text:span text:style-name="T1">पश्य</text:span><text:span text:style-name="T2">ते</text:span></text:p>
          </table:table-cell>
          <table:table-cell table:style-name="Table1.A1" office:value-type="string">
            <text:p text:style-name="P2"><text:span text:style-name="T1">पश्य</text:span><text:span text:style-name="T2">द्भ्याम्</text:span></text:p>
          </table:table-cell>
          <table:table-cell table:style-name="Table1.A1" office:value-type="string">
            <text:p text:style-name="P2"><text:span text:style-name="T1">पश्य</text:span><text:span text:style-name="T2">द्भ्यः</text:span></text:p>
          </table:table-cell>
        </table:table-row>
        <table:table-row>
          <table:table-cell table:style-name="Table1.A1" office:value-type="string">
            <text:p text:style-name="P37">Abl</text:p>
          </table:table-cell>
          <table:table-cell table:style-name="Table1.A1" office:value-type="string">
            <text:p text:style-name="P2"><text:span text:style-name="T1">पश्य</text:span><text:span text:style-name="T2">तः</text:span></text:p>
          </table:table-cell>
          <table:table-cell table:style-name="Table1.A1" office:value-type="string">
            <text:p text:style-name="P2"><text:span text:style-name="T1">पश्य</text:span><text:span text:style-name="T2">द्भ्याम्</text:span></text:p>
          </table:table-cell>
          <table:table-cell table:style-name="Table1.A1" office:value-type="string">
            <text:p text:style-name="P2"><text:span text:style-name="T1">पश्य</text:span><text:span text:style-name="T2">द्भ्यः</text:span></text:p>
          </table:table-cell>
        </table:table-row>
        <table:table-row>
          <table:table-cell table:style-name="Table1.A1" office:value-type="string">
            <text:p text:style-name="P37">Gen</text:p>
          </table:table-cell>
          <table:table-cell table:style-name="Table1.A1" office:value-type="string">
            <text:p text:style-name="P2"><text:span text:style-name="T1">पश्य</text:span><text:span text:style-name="T2">तः</text:span></text:p>
          </table:table-cell>
          <table:table-cell table:style-name="Table1.A1" office:value-type="string">
            <text:p text:style-name="P2"><text:span text:style-name="T1">पश्य</text:span><text:span text:style-name="T2">तोः</text:span></text:p>
          </table:table-cell>
          <table:table-cell table:style-name="Table1.A1" office:value-type="string">
            <text:p text:style-name="P2"><text:span text:style-name="T1">पश्य</text:span><text:span text:style-name="T2">ताम्</text:span></text:p>
          </table:table-cell>
        </table:table-row>
        <table:table-row>
          <table:table-cell table:style-name="Table1.A1" office:value-type="string">
            <text:p text:style-name="P37">Loc</text:p>
          </table:table-cell>
          <table:table-cell table:style-name="Table1.A1" office:value-type="string">
            <text:p text:style-name="P2"><text:span text:style-name="T1">पश्य</text:span><text:span text:style-name="T2">ति</text:span></text:p>
          </table:table-cell>
          <table:table-cell table:style-name="Table1.A1" office:value-type="string">
            <text:p text:style-name="P2"><text:span text:style-name="T1">पश्य</text:span><text:span text:style-name="T2">तोः</text:span></text:p>
          </table:table-cell>
          <table:table-cell table:style-name="Table1.A1" office:value-type="string">
            <text:p text:style-name="P2"><text:span text:style-name="T1">पश्य</text:span><text:span text:style-name="T2">त्सु</text:span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Ntr</text:p>
          </table:table-cell>
          <table:table-cell table:style-name="Table2.A1" office:value-type="string">
            <text:p text:style-name="P37">Sg</text:p>
          </table:table-cell>
          <table:table-cell table:style-name="Table2.A1" office:value-type="string">
            <text:p text:style-name="P37">Du</text:p>
          </table:table-cell>
          <table:table-cell table:style-name="Table2.A1" office:value-type="string">
            <text:p text:style-name="P37">Pl</text:p>
          </table:table-cell>
        </table:table-row>
        <table:table-row>
          <table:table-cell table:style-name="Table2.A1" office:value-type="string">
            <text:p text:style-name="P37">Nom</text:p>
          </table:table-cell>
          <table:table-cell table:style-name="Table2.A1" office:value-type="string">
            <text:p text:style-name="P2"><text:span text:style-name="T1">पश्य</text:span><text:span text:style-name="T2">त्</text:span></text:p>
          </table:table-cell>
          <table:table-cell table:style-name="Table2.A1" office:value-type="string">
            <text:p text:style-name="P2"><text:span text:style-name="T1">पश्य</text:span><text:span text:style-name="T2">ती</text:span></text:p>
          </table:table-cell>
          <table:table-cell table:style-name="Table2.A1" office:value-type="string">
            <text:p text:style-name="P2"><text:span text:style-name="T1">पश्य</text:span><text:span text:style-name="T2">न्ति</text:span></text:p>
          </table:table-cell>
        </table:table-row>
        <table:table-row>
          <table:table-cell table:style-name="Table2.A1" office:value-type="string">
            <text:p text:style-name="P37">Voc</text:p>
          </table:table-cell>
          <table:table-cell table:style-name="Table2.A1" office:value-type="string">
            <text:p text:style-name="P2"><text:span text:style-name="T2">पश्यत्</text:span></text:p>
          </table:table-cell>
          <table:table-cell table:style-name="Table2.A1" office:value-type="string">
            <text:p text:style-name="P2"><text:span text:style-name="T2">पश्यती</text:span></text:p>
          </table:table-cell>
          <table:table-cell table:style-name="Table2.A1" office:value-type="string">
            <text:p text:style-name="P2"><text:span text:style-name="T2">पश्यन्ति</text:span></text:p>
          </table:table-cell>
        </table:table-row>
        <table:table-row>
          <table:table-cell table:style-name="Table2.A1" office:value-type="string">
            <text:p text:style-name="P37">Acc</text:p>
          </table:table-cell>
          <table:table-cell table:style-name="Table2.A1" office:value-type="string">
            <text:p text:style-name="P2"><text:span text:style-name="T2">पश्यत्</text:span></text:p>
          </table:table-cell>
          <table:table-cell table:style-name="Table2.A1" office:value-type="string">
            <text:p text:style-name="P2"><text:span text:style-name="T2">पश्यती</text:span></text:p>
          </table:table-cell>
          <table:table-cell table:style-name="Table2.A1" office:value-type="string">
            <text:p text:style-name="P2"><text:span text:style-name="T2">पश्यन्ति</text:span></text:p>
          </table:table-cell>
        </table:table-row>
        <table:table-row>
          <table:table-cell table:style-name="Table2.A1" office:value-type="string">
            <text:p text:style-name="P37">Instr</text:p>
          </table:table-cell>
          <table:table-cell table:style-name="Table2.A1" office:value-type="string">
            <text:p text:style-name="P2"><text:span text:style-name="T1">पश्य</text:span><text:span text:style-name="T2">ता</text:span></text:p>
          </table:table-cell>
          <table:table-cell table:style-name="Table2.A1" office:value-type="string">
            <text:p text:style-name="P2"><text:span text:style-name="T1">पश्य</text:span><text:span text:style-name="T2">द्भ्याम्</text:span></text:p>
          </table:table-cell>
          <table:table-cell table:style-name="Table2.A1" office:value-type="string">
            <text:p text:style-name="P2"><text:span text:style-name="T1">पश्य</text:span><text:span text:style-name="T2">द्भिः</text:span></text:p>
          </table:table-cell>
        </table:table-row>
        <table:table-row>
          <table:table-cell table:style-name="Table2.A1" office:value-type="string">
            <text:p text:style-name="P37">Dat</text:p>
          </table:table-cell>
          <table:table-cell table:style-name="Table2.A1" office:value-type="string">
            <text:p text:style-name="P2"><text:span text:style-name="T1">पश्य</text:span><text:span text:style-name="T2">ते</text:span></text:p>
          </table:table-cell>
          <table:table-cell table:style-name="Table2.A1" office:value-type="string">
            <text:p text:style-name="P2"><text:span text:style-name="T1">पश्य</text:span><text:span text:style-name="T2">द्भ्याम्</text:span></text:p>
          </table:table-cell>
          <table:table-cell table:style-name="Table2.A1" office:value-type="string">
            <text:p text:style-name="P2"><text:span text:style-name="T1">पश्य</text:span><text:span text:style-name="T2">द्भ्यः</text:span></text:p>
          </table:table-cell>
        </table:table-row>
        <table:table-row>
          <table:table-cell table:style-name="Table2.A1" office:value-type="string">
            <text:p text:style-name="P37">Abl</text:p>
          </table:table-cell>
          <table:table-cell table:style-name="Table2.A1" office:value-type="string">
            <text:p text:style-name="P2"><text:span text:style-name="T1">पश्य</text:span><text:span text:style-name="T2">तः</text:span></text:p>
          </table:table-cell>
          <table:table-cell table:style-name="Table2.A1" office:value-type="string">
            <text:p text:style-name="P2"><text:span text:style-name="T1">पश्य</text:span><text:span text:style-name="T2">द्भ्याम्</text:span></text:p>
          </table:table-cell>
          <table:table-cell table:style-name="Table2.A1" office:value-type="string">
            <text:p text:style-name="P2"><text:span text:style-name="T1">पश्य</text:span><text:span text:style-name="T2">द्भ्यः</text:span></text:p>
          </table:table-cell>
        </table:table-row>
        <table:table-row>
          <table:table-cell table:style-name="Table2.A1" office:value-type="string">
            <text:p text:style-name="P37">Gen</text:p>
          </table:table-cell>
          <table:table-cell table:style-name="Table2.A1" office:value-type="string">
            <text:p text:style-name="P2"><text:span text:style-name="T1">पश्य</text:span><text:span text:style-name="T2">तः</text:span></text:p>
          </table:table-cell>
          <table:table-cell table:style-name="Table2.A1" office:value-type="string">
            <text:p text:style-name="P2"><text:span text:style-name="T1">पश्य</text:span><text:span text:style-name="T2">तोः</text:span></text:p>
          </table:table-cell>
          <table:table-cell table:style-name="Table2.A1" office:value-type="string">
            <text:p text:style-name="P2"><text:span text:style-name="T1">पश्य</text:span><text:span text:style-name="T2">ताम्</text:span></text:p>
          </table:table-cell>
        </table:table-row>
        <table:table-row>
          <table:table-cell table:style-name="Table2.A1" office:value-type="string">
            <text:p text:style-name="P37">Loc</text:p>
          </table:table-cell>
          <table:table-cell table:style-name="Table2.A1" office:value-type="string">
            <text:p text:style-name="P2"><text:span text:style-name="T1">पश्य</text:span><text:span text:style-name="T2">ति</text:span></text:p>
          </table:table-cell>
          <table:table-cell table:style-name="Table2.A1" office:value-type="string">
            <text:p text:style-name="P2"><text:span text:style-name="T1">पश्य</text:span><text:span text:style-name="T2">तोः</text:span></text:p>
          </table:table-cell>
          <table:table-cell table:style-name="Table2.A1" office:value-type="string">
            <text:p text:style-name="P2"><text:span text:style-name="T1">पश्य</text:span><text:span text:style-name="T2">त्सु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Fem</text:p>
          </table:table-cell>
          <table:table-cell table:style-name="Table3.A1" office:value-type="string">
            <text:p text:style-name="P37">Sg</text:p>
          </table:table-cell>
          <table:table-cell table:style-name="Table3.A1" office:value-type="string">
            <text:p text:style-name="P37">Du</text:p>
          </table:table-cell>
          <table:table-cell table:style-name="Table3.A1" office:value-type="string">
            <text:p text:style-name="P37">Pl</text:p>
          </table:table-cell>
        </table:table-row>
        <table:table-row>
          <table:table-cell table:style-name="Table3.A1" office:value-type="string">
            <text:p text:style-name="P37">Nom</text:p>
          </table:table-cell>
          <table:table-cell table:style-name="Table3.A1" office:value-type="string">
            <text:p text:style-name="P2"><text:span text:style-name="T2">पश्यन्ती</text:span></text:p>
          </table:table-cell>
          <table:table-cell table:style-name="Table3.A1" office:value-type="string">
            <text:p text:style-name="P2"><text:span text:style-name="T2">पश्यन्त्यौ</text:span></text:p>
          </table:table-cell>
          <table:table-cell table:style-name="Table3.A1" office:value-type="string">
            <text:p text:style-name="P2"><text:span text:style-name="T1">पश्य</text:span><text:span text:style-name="T2">न्त्यः</text:span></text:p>
          </table:table-cell>
        </table:table-row>
        <table:table-row>
          <table:table-cell table:style-name="Table3.A1" office:value-type="string">
            <text:p text:style-name="P37">Voc</text:p>
          </table:table-cell>
          <table:table-cell table:style-name="Table3.A1" office:value-type="string">
            <text:p text:style-name="P2"><text:span text:style-name="T2">पश्यन्ति</text:span></text:p>
          </table:table-cell>
          <table:table-cell table:style-name="Table3.A1" office:value-type="string">
            <text:p text:style-name="P2"><text:span text:style-name="T2">पश्यन्त्यौ</text:span></text:p>
          </table:table-cell>
          <table:table-cell table:style-name="Table3.A1" office:value-type="string">
            <text:p text:style-name="P2"><text:span text:style-name="T2">पश्यन्त्यः</text:span></text:p>
          </table:table-cell>
        </table:table-row>
        <table:table-row>
          <table:table-cell table:style-name="Table3.A1" office:value-type="string">
            <text:p text:style-name="P37">Acc</text:p>
          </table:table-cell>
          <table:table-cell table:style-name="Table3.A1" office:value-type="string">
            <text:p text:style-name="P2"><text:span text:style-name="T2">पश्यन्त</text:span><text:span text:style-name="T12">ी</text:span><text:span text:style-name="T2">म्</text:span></text:p>
          </table:table-cell>
          <table:table-cell table:style-name="Table3.A1" office:value-type="string">
            <text:p text:style-name="P2"><text:span text:style-name="T2">पश्यन्त्यौ</text:span></text:p>
          </table:table-cell>
          <table:table-cell table:style-name="Table3.A1" office:value-type="string">
            <text:p text:style-name="P2"><text:span text:style-name="T2">पश्यन्तीः</text:span></text:p>
          </table:table-cell>
        </table:table-row>
        <table:table-row>
          <table:table-cell table:style-name="Table3.A1" office:value-type="string">
            <text:p text:style-name="P37">Instr</text:p>
          </table:table-cell>
          <table:table-cell table:style-name="Table3.A1" office:value-type="string">
            <text:p text:style-name="P2"><text:span text:style-name="T2">पश्यन्त्या</text:span></text:p>
          </table:table-cell>
          <table:table-cell table:style-name="Table3.A1" office:value-type="string">
            <text:p text:style-name="P2"><text:span text:style-name="T2">पश्यन्तीभ्याम्</text:span></text:p>
          </table:table-cell>
          <table:table-cell table:style-name="Table3.A1" office:value-type="string">
            <text:p text:style-name="P2"><text:span text:style-name="T2">पश्यन्तीभिः</text:span></text:p>
          </table:table-cell>
        </table:table-row>
        <table:table-row>
          <table:table-cell table:style-name="Table3.A1" office:value-type="string">
            <text:p text:style-name="P37">Dat</text:p>
          </table:table-cell>
          <table:table-cell table:style-name="Table3.A1" office:value-type="string">
            <text:p text:style-name="P2"><text:span text:style-name="T2">पश्यन्त्यै</text:span></text:p>
          </table:table-cell>
          <table:table-cell table:style-name="Table3.A1" office:value-type="string">
            <text:p text:style-name="P2"><text:span text:style-name="T2">पश्यन्तीभ्याम्</text:span></text:p>
          </table:table-cell>
          <table:table-cell table:style-name="Table3.A1" office:value-type="string">
            <text:p text:style-name="P2"><text:span text:style-name="T2">पश्यन्तीभ्यः</text:span></text:p>
          </table:table-cell>
        </table:table-row>
        <table:table-row>
          <table:table-cell table:style-name="Table3.A1" office:value-type="string">
            <text:p text:style-name="P37">Abl</text:p>
          </table:table-cell>
          <table:table-cell table:style-name="Table3.A1" office:value-type="string">
            <text:p text:style-name="P2"><text:span text:style-name="T1">पश्य</text:span><text:span text:style-name="T2">न्त्याः</text:span></text:p>
          </table:table-cell>
          <table:table-cell table:style-name="Table3.A1" office:value-type="string">
            <text:p text:style-name="P2"><text:span text:style-name="T2">पश्यन्तीभ्याम्</text:span></text:p>
          </table:table-cell>
          <table:table-cell table:style-name="Table3.A1" office:value-type="string">
            <text:p text:style-name="P2"><text:span text:style-name="T2">पश्यन्तीभ्यः</text:span></text:p>
          </table:table-cell>
        </table:table-row>
        <table:table-row>
          <table:table-cell table:style-name="Table3.A1" office:value-type="string">
            <text:p text:style-name="P37">Gen</text:p>
          </table:table-cell>
          <table:table-cell table:style-name="Table3.A1" office:value-type="string">
            <text:p text:style-name="P2"><text:span text:style-name="T2">पश्यन्त्याः</text:span></text:p>
          </table:table-cell>
          <table:table-cell table:style-name="Table3.A1" office:value-type="string">
            <text:p text:style-name="P2"><text:span text:style-name="T2">पश्यन्त्योः</text:span></text:p>
          </table:table-cell>
          <table:table-cell table:style-name="Table3.A1" office:value-type="string">
            <text:p text:style-name="P2"><text:span text:style-name="T2">पश्यन्तीनाम्</text:span></text:p>
          </table:table-cell>
        </table:table-row>
        <table:table-row>
          <table:table-cell table:style-name="Table3.A1" office:value-type="string">
            <text:p text:style-name="P37">Loc</text:p>
          </table:table-cell>
          <table:table-cell table:style-name="Table3.A1" office:value-type="string">
            <text:p text:style-name="P2"><text:span text:style-name="T1">पश्य</text:span><text:span text:style-name="T2">न्त्याम्</text:span></text:p>
          </table:table-cell>
          <table:table-cell table:style-name="Table3.A1" office:value-type="string">
            <text:p text:style-name="P2"><text:span text:style-name="T2">पश्यन्त्योः</text:span></text:p>
          </table:table-cell>
          <table:table-cell table:style-name="Table3.A1" office:value-type="string">
            <text:p text:style-name="P2"><text:span text:style-name="T2">पश्यन्तीषु</text:span></text:p>
          </table:table-cell>
        </table:table-row>
      </table:table>
      <text:p text:style-name="P1"/>
      <text:p text:style-name="Standard">1.b) Write out the full masculine paradigm of धीमत्-.</text:p>
      <text:p text:style-name="Standard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Masc</text:p>
          </table:table-cell>
          <table:table-cell table:style-name="Table4.A1" office:value-type="string">
            <text:p text:style-name="P38">Sg</text:p>
          </table:table-cell>
          <table:table-cell table:style-name="Table4.A1" office:value-type="string">
            <text:p text:style-name="P38">Du</text:p>
          </table:table-cell>
          <table:table-cell table:style-name="Table4.A1" office:value-type="string">
            <text:p text:style-name="P38">Pl</text:p>
          </table:table-cell>
        </table:table-row>
        <table:table-row>
          <table:table-cell table:style-name="Table4.A1" office:value-type="string">
            <text:p text:style-name="P38">Nom</text:p>
          </table:table-cell>
          <table:table-cell table:style-name="Table4.A1" office:value-type="string">
            <text:p text:style-name="P7"><text:span text:style-name="T2">धीम</text:span><text:span text:style-name="T3">ान्</text:span></text:p>
          </table:table-cell>
          <table:table-cell table:style-name="Table4.A1" office:value-type="string">
            <text:p text:style-name="P7"><text:span text:style-name="T2">धीम</text:span><text:span text:style-name="T3">न्तौ</text:span></text:p>
          </table:table-cell>
          <table:table-cell table:style-name="Table4.A1" office:value-type="string">
            <text:p text:style-name="P7"><text:span text:style-name="T2">धीम</text:span><text:span text:style-name="T3">न्तः</text:span></text:p>
          </table:table-cell>
        </table:table-row>
        <table:table-row>
          <table:table-cell table:style-name="Table4.A1" office:value-type="string">
            <text:p text:style-name="P38">Voc</text:p>
          </table:table-cell>
          <table:table-cell table:style-name="Table4.A1" office:value-type="string">
            <text:p text:style-name="P7"><text:span text:style-name="T2">धीम</text:span><text:span text:style-name="T3">न्</text:span></text:p>
          </table:table-cell>
          <table:table-cell table:style-name="Table4.A1" office:value-type="string">
            <text:p text:style-name="P7"><text:span text:style-name="T2">धीम</text:span><text:span text:style-name="T3">न्तौ</text:span></text:p>
          </table:table-cell>
          <table:table-cell table:style-name="Table4.A1" office:value-type="string">
            <text:p text:style-name="P7"><text:span text:style-name="T2">धीम</text:span><text:span text:style-name="T3">न्तः</text:span></text:p>
          </table:table-cell>
        </table:table-row>
        <table:table-row>
          <table:table-cell table:style-name="Table4.A1" office:value-type="string">
            <text:p text:style-name="P38">Acc</text:p>
          </table:table-cell>
          <table:table-cell table:style-name="Table4.A1" office:value-type="string">
            <text:p text:style-name="P7"><text:span text:style-name="T2">धीम</text:span><text:span text:style-name="T3">न्तम्</text:span></text:p>
          </table:table-cell>
          <table:table-cell table:style-name="Table4.A1" office:value-type="string">
            <text:p text:style-name="P7"><text:span text:style-name="T2">धीम</text:span><text:span text:style-name="T3">न्तौ</text:span></text:p>
          </table:table-cell>
          <table:table-cell table:style-name="Table4.A1" office:value-type="string">
            <text:p text:style-name="P7"><text:span text:style-name="T2">धीम</text:span><text:span text:style-name="T3">तः</text:span></text:p>
          </table:table-cell>
        </table:table-row>
        <table:table-row>
          <table:table-cell table:style-name="Table4.A1" office:value-type="string">
            <text:p text:style-name="P38">Instr</text:p>
          </table:table-cell>
          <table:table-cell table:style-name="Table4.A1" office:value-type="string">
            <text:p text:style-name="P7"><text:span text:style-name="T2">धीम</text:span><text:span text:style-name="T3">ता</text:span></text:p>
          </table:table-cell>
          <table:table-cell table:style-name="Table4.A1" office:value-type="string">
            <text:p text:style-name="P7"><text:span text:style-name="T2">धीम</text:span><text:span text:style-name="T3">द्भ्याम्</text:span></text:p>
          </table:table-cell>
          <table:table-cell table:style-name="Table4.A1" office:value-type="string">
            <text:p text:style-name="P7"><text:span text:style-name="T2">धीम</text:span><text:span text:style-name="T3">द्भिः</text:span></text:p>
          </table:table-cell>
        </table:table-row>
        <table:table-row>
          <table:table-cell table:style-name="Table4.A1" office:value-type="string">
            <text:p text:style-name="P38">Dat</text:p>
          </table:table-cell>
          <table:table-cell table:style-name="Table4.A1" office:value-type="string">
            <text:p text:style-name="P7"><text:span text:style-name="T2">धीम</text:span><text:span text:style-name="T3">ते</text:span></text:p>
          </table:table-cell>
          <table:table-cell table:style-name="Table4.A1" office:value-type="string">
            <text:p text:style-name="P7"><text:span text:style-name="T2">धीम</text:span><text:span text:style-name="T3">द्भ्याम्</text:span></text:p>
          </table:table-cell>
          <table:table-cell table:style-name="Table4.A1" office:value-type="string">
            <text:p text:style-name="P7"><text:span text:style-name="T2">धीम</text:span><text:span text:style-name="T3">द्भ्यः</text:span></text:p>
          </table:table-cell>
        </table:table-row>
        <table:table-row>
          <table:table-cell table:style-name="Table4.A1" office:value-type="string">
            <text:p text:style-name="P38">Abl</text:p>
          </table:table-cell>
          <table:table-cell table:style-name="Table4.A1" office:value-type="string">
            <text:p text:style-name="P7"><text:span text:style-name="T2">धीम</text:span><text:span text:style-name="T3">तः</text:span></text:p>
          </table:table-cell>
          <table:table-cell table:style-name="Table4.A1" office:value-type="string">
            <text:p text:style-name="P7"><text:span text:style-name="T2">धीम</text:span><text:span text:style-name="T3">द्भ्याम्</text:span></text:p>
          </table:table-cell>
          <table:table-cell table:style-name="Table4.A1" office:value-type="string">
            <text:p text:style-name="P7"><text:span text:style-name="T2">धीम</text:span><text:span text:style-name="T3">द्भ्यः</text:span></text:p>
          </table:table-cell>
        </table:table-row>
        <table:table-row>
          <table:table-cell table:style-name="Table4.A1" office:value-type="string">
            <text:p text:style-name="P38">Gen</text:p>
          </table:table-cell>
          <table:table-cell table:style-name="Table4.A1" office:value-type="string">
            <text:p text:style-name="P7"><text:span text:style-name="T2">धीम</text:span><text:span text:style-name="T3">तः</text:span></text:p>
          </table:table-cell>
          <table:table-cell table:style-name="Table4.A1" office:value-type="string">
            <text:p text:style-name="P7"><text:span text:style-name="T2">धीम</text:span><text:span text:style-name="T3">तोः</text:span></text:p>
          </table:table-cell>
          <table:table-cell table:style-name="Table4.A1" office:value-type="string">
            <text:p text:style-name="P7"><text:span text:style-name="T2">धीम</text:span><text:span text:style-name="T3">ताम्</text:span></text:p>
          </table:table-cell>
        </table:table-row>
        <table:table-row>
          <table:table-cell table:style-name="Table4.A1" office:value-type="string">
            <text:p text:style-name="P38">Loc</text:p>
          </table:table-cell>
          <table:table-cell table:style-name="Table4.A1" office:value-type="string">
            <text:p text:style-name="P7"><text:span text:style-name="T2">धीम</text:span><text:span text:style-name="T3">ति</text:span></text:p>
          </table:table-cell>
          <table:table-cell table:style-name="Table4.A1" office:value-type="string">
            <text:p text:style-name="P7"><text:span text:style-name="T2">धीम</text:span><text:span text:style-name="T3">तोः</text:span></text:p>
          </table:table-cell>
          <table:table-cell table:style-name="Table4.A1" office:value-type="string">
            <text:p text:style-name="P7"><text:span text:style-name="T2">धीम</text:span><text:span text:style-name="T3">त्सु</text:span></text:p>
          </table:table-cell>
        </table:table-row>
      </table:table>
      <text:p text:style-name="P6"/>
      <text:p text:style-name="Standard"/>
      <text:p text:style-name="Standard"/>
      <text:p text:style-name="Standard"><text:soft-page-break/>2) Identify and translate.</text:p>
      <text:p text:style-name="Standard"/>
      <text:p text:style-name="Standard">Examples: भरते – Dat Sg Masc/Ntr of the present active participle of √भृ ‘to carry’</text:p>
      <text:p text:style-name="Standard">–› ‘for the carrying one, for the one who carries’</text:p>
      <text:p text:style-name="Standard">भृतस्य – Gen Sg Masc/Ntr of the ta-participle of √भृ ‘to carry’</text:p>
      <text:p text:style-name="Standard">–› ‘of the carried one, of the one who is carried’</text:p>
      <text:p text:style-name="Standard"/>
      <text:p text:style-name="P9">१) पुत्रवन्तः → <text:span text:style-name="T20">m, pl, Nom/Voc</text:span>→ <text:span text:style-name="T20">имеющие сыновей</text:span></text:p>
      <text:p text:style-name="P9">२) धीमति → <text:span text:style-name="T20">m/n, sg, Loc </text:span>→ <text:span text:style-name="T20">в мудром</text:span></text:p>
      <text:p text:style-name="P8">३) धीमती → <text:span text:style-name="T20">f, sg, Nom \ n, du Nom/Voc/Acc</text:span> → <text:span text:style-name="T20">мудрая, (о)два мудрых</text:span></text:p>
      <text:p text:style-name="P8">४) धीमन्ति → <text:s/><text:span text:style-name="T20">n, pl, Nom/Voc/Acc</text:span>→ <text:span text:style-name="T20">о(мудрые)</text:span></text:p>
      <text:p text:style-name="P10">५) <text:bookmark-start text:name="__DdeLink__8219_3924958822"/><text:bookmark-start text:name="__DdeLink__8217_3924958822"/>यती<text:bookmark-end text:name="__DdeLink__8219_3924958822"/>षु<text:bookmark-end text:name="__DdeLink__8217_3924958822"/> → <text:s/><text:span text:style-name="T15">√</text:span><text:span text:style-name="T1">या</text:span><text:span text:style-name="T16">, f, pl, Loc</text:span>→ <text:span text:style-name="T21">в идущих</text:span></text:p>
      <text:p text:style-name="P10">६) स्मरता → <text:span text:style-name="T15">√</text:span><text:span text:style-name="T1">स्मृ</text:span><text:span text:style-name="T4">, m/n, sg, Inst</text:span><text:span text:style-name="T21"> →</text:span> <text:span text:style-name="T21">помнящим</text:span></text:p>
      <text:p text:style-name="P11">७) यत्सु → <text:span text:style-name="T15">√</text:span><text:span text:style-name="T1">या</text:span><text:span text:style-name="T4">, m/n, </text:span><text:span text:style-name="T13">pl</text:span><text:span text:style-name="T4">, Loc</text:span> → <text:span text:style-name="T21">в идущ</text:span><text:span text:style-name="T44">их</text:span></text:p>
      <text:p text:style-name="P8">८) महान्तः → <text:span text:style-name="T22">m, sg, Nom/Voc</text:span> → <text:span text:style-name="T22">(о)великие</text:span></text:p>
      <text:p text:style-name="P8">९) महतः → <text:s/><text:span text:style-name="T23">m/n, sg, Abl/Gen, </text:span><text:span text:style-name="T44">mn, pl, Acc</text:span>→ <text:span text:style-name="T23">от (у) великого, </text:span><text:span text:style-name="T44">великих</text:span></text:p>
      <text:p text:style-name="P12">१०) नयन् → <text:span text:style-name="T15">√</text:span><text:span text:style-name="T1">नी,</text:span><text:span text:style-name="T5"> m, sg, </text:span><text:span text:style-name="T13">Nom/</text:span><text:span text:style-name="T5">Voc</text:span> → <text:span text:style-name="T24">о ведущий</text:span></text:p>
      <text:p text:style-name="P12">११) <text:bookmark-start text:name="__DdeLink__8254_3924958822"/>मुञ्च<text:bookmark-end text:name="__DdeLink__8254_3924958822"/>ती → <text:span text:style-name="T15">√</text:span><text:span text:style-name="T1">मुच्</text:span><text:span text:style-name="T5">,</text:span><text:span text:style-name="T16"> </text:span><text:span text:style-name="T17"><text:s/></text:span><text:span text:style-name="T6">du Nom/Voc/Acc</text:span> → <text:span text:style-name="T24">два ос</text:span><text:span text:style-name="T25">вобождающих</text:span></text:p>
      <text:p text:style-name="P13">१२) मुञ्चन्ती → <text:span text:style-name="T15">√</text:span><text:span text:style-name="T1">मुच्, </text:span><text:span text:style-name="T7">f, sg, Nom</text:span> → <text:span text:style-name="T25">освобождающая</text:span></text:p>
      <text:p text:style-name="P8">१३) धीमतः → <text:span text:style-name="T26">m/n, sg, Abl/Gen \ m, pl, Acc</text:span> → <text:span text:style-name="T26">от(у) мудрого; мудрых</text:span></text:p>
      <text:p text:style-name="P14">१४) <text:bookmark-start text:name="__DdeLink__8267_3924958822"/>शक्नु<text:bookmark-end text:name="__DdeLink__8267_3924958822"/>वते → <text:span text:style-name="T15">√</text:span><text:span text:style-name="T1">शक्, </text:span><text:span text:style-name="T8">m/n, sg, Dat</text:span> → <text:span text:style-name="T27">способному, </text:span><text:span text:style-name="T45">могущему</text:span></text:p>
      <text:p text:style-name="P8">१५) तुष्यन्तः → <text:span text:style-name="T27">m, pl, Nom/Voc</text:span> → <text:span text:style-name="T27">(о) радующи</text:span><text:span text:style-name="T46">еся, </text:span><text:span text:style-name="T47">удовлетворяющиеся</text:span></text:p>
      <text:p text:style-name="P14">१६) नयन्तीः → <text:span text:style-name="T15">√</text:span><text:span text:style-name="T1">नी</text:span><text:span text:style-name="T8">, f, pl, Acc</text:span>→ <text:span text:style-name="T27">ведущих</text:span></text:p>
      <text:p text:style-name="P14">१७) <text:bookmark-start text:name="__DdeLink__8276_3924958822"/>सत्<text:bookmark-end text:name="__DdeLink__8276_3924958822"/> → <text:span text:style-name="T15">√</text:span><text:span text:style-name="T1">अस्, </text:span><text:span text:style-name="T8">n, sg, Nom/Voc/Acc</text:span> → <text:span text:style-name="T27">(о) существующее</text:span></text:p>
      <text:p text:style-name="P8">१८) गुणवान् → <text:span text:style-name="T27">m, sg, Nom</text:span> → <text:span text:style-name="T48">добродетельный, </text:span><text:span text:style-name="T49">достойный</text:span></text:p>
      <text:p text:style-name="P15">१९) कुर्वद्भ्यः → <text:s/><text:bookmark-start text:name="__DdeLink__8286_3924958822"/><text:span text:style-name="T15">√</text:span><text:span text:style-name="T18">कृ</text:span><text:bookmark-end text:name="__DdeLink__8286_3924958822"/><text:span text:style-name="T18">, m/n, pl, Dat/Abl</text:span>→ <text:span text:style-name="T28">делающим, от делающих</text:span></text:p>
      <text:p text:style-name="P16">२०) वदन्तम् → <text:bookmark-start text:name="__DdeLink__8291_3924958822"/><text:span text:style-name="T15">√</text:span><text:span text:style-name="T18">वद्</text:span><text:bookmark-end text:name="__DdeLink__8291_3924958822"/> , <text:span text:style-name="T28">m, sg, Acc</text:span>→ <text:span text:style-name="T28">говорящего</text:span></text:p>
      <text:p text:style-name="P15">२१) लिखितवता → <text:span text:style-name="T29">past active, m/n, sg, Inst</text:span> → <text:span text:style-name="T29">написавши</text:span><text:span text:style-name="T50">м</text:span></text:p>
      <text:p text:style-name="P17">२२) यतोः → <text:span text:style-name="T15">√</text:span><text:span text:style-name="T1">या</text:span><text:span text:style-name="T9">, m/n, Gen/Loc, du</text:span> → <text:span text:style-name="T30">у(в) (двух) идущих</text:span></text:p>
      <text:p text:style-name="P8">२३) <text:bookmark-start text:name="__DdeLink__8296_3924958822"/>रूपव<text:bookmark-end text:name="__DdeLink__8296_3924958822"/>त्याः → <text:span text:style-name="T31">f, sg, Abl/Gen</text:span> → <text:span text:style-name="T31">от(у) красивой</text:span></text:p>
      <text:p text:style-name="P18">२४) सन्ति → <text:span text:style-name="T15">√</text:span><text:span text:style-name="T1">अस्</text:span><text:span text:style-name="T10">, n, pl, Nom/Voc/Acc</text:span> → <text:span text:style-name="T31">(о) существующие</text:span></text:p>
      <text:p text:style-name="P8">२५) भुञ्जन्तः → <text:span text:style-name="T31">m, pl, Nom/Voc</text:span> → <text:span text:style-name="T31">(о) наслаждающиеся</text:span></text:p>
      <text:p text:style-name="P18">२६) भृतवद्भिः → <text:span text:style-name="T29">past active, </text:span><text:span text:style-name="T31">m/n, pl, Inst</text:span> → <text:span text:style-name="T31">принёсш</text:span><text:span text:style-name="T51">ими</text:span></text:p>
      <text:p text:style-name="P8">२७) महत्यै → <text:span text:style-name="T31">f, sg, Dat</text:span> → <text:span text:style-name="T31">великой</text:span></text:p>
      <text:p text:style-name="P18">२८) घ्नत् → <text:span text:style-name="T15">√</text:span><text:span text:style-name="T1">हन्, </text:span><text:span text:style-name="T10">n, Nom/Voc/Acc</text:span> → <text:span text:style-name="T31">(о)убивающее</text:span></text:p>
      <text:p text:style-name="Standard"/>
      <text:p text:style-name="Standard">3) Using Sanskrit nt-stems, give the form listed in brackets.</text:p>
      <text:p text:style-name="Standard">Example: ‘virtuous’ (Acc Sg Masc) –› गुणवन्तम्</text:p>
      <text:p text:style-name="Standard"/>
      <text:p text:style-name="P19">a) ‘running’ (Loc Pl Ntr) <text:s/>→ <text:span text:style-name="T15">√</text:span><text:span text:style-name="T1">द्रु</text:span> → <text:span text:style-name="T32">द्रवत्सु</text:span></text:p>
      <text:p text:style-name="P19">b) ‘having <text:bookmark-start text:name="__DdeLink__8314_3924958822"/>become<text:bookmark-end text:name="__DdeLink__8314_3924958822"/>’ (Gen Du Masc) → <text:span text:style-name="T15">√</text:span><text:span text:style-name="T1">भू </text:span>→ <text:span text:style-name="T32">भ</text:span><text:span text:style-name="T52">ुतव</text:span><text:span text:style-name="T32">तोः</text:span></text:p>
      <text:p text:style-name="P19">c) ‘<text:bookmark-start text:name="__DdeLink__8322_3924958822"/>go<text:bookmark-end text:name="__DdeLink__8322_3924958822"/>ing’ (Loc Sg Masc) → <text:span text:style-name="T15">√</text:span><text:span text:style-name="T1">गम्</text:span> → <text:span text:style-name="T32">ग</text:span><text:span text:style-name="T53">च्छ</text:span><text:span text:style-name="T32">ति</text:span></text:p>
      <text:p text:style-name="P19">d) ‘great’ (Acc Sg Fem) → <text:span text:style-name="T32">मह</text:span><text:span text:style-name="T54">ती</text:span><text:span text:style-name="T2">म्</text:span></text:p>
      <text:p text:style-name="P19">e) ‘wise’ (Acc Du Ntr) → <text:span text:style-name="T2">धीम</text:span><text:span text:style-name="T11">ती</text:span></text:p>
      <text:p text:style-name="P19">f) ‘beautiful’ (Gen Sg Masc) → रूपव<text:span text:style-name="T32">तः</text:span></text:p>
      <text:p text:style-name="P19">g) ‘carrying’ (Nom Pl Masc) → <text:s/><text:span text:style-name="T15">√</text:span><text:span text:style-name="T1">भृ </text:span>→ <text:span text:style-name="T32">भरन्त</text:span><text:span text:style-name="T55">ः</text:span></text:p>
      <text:p text:style-name="P20"><text:soft-page-break/>h) ‘<text:bookmark-start text:name="__DdeLink__8341_3924958822"/>smiling<text:bookmark-end text:name="__DdeLink__8341_3924958822"/>’ (Nom Pl Fem) (use active) →<text:span text:style-name="T15">√</text:span><text:span text:style-name="T1">स्मि</text:span> → <text:span text:style-name="T1">स्मयन्त्यः</text:span></text:p>
      <text:p text:style-name="P20">i) ‘having gone’ (Nom Sg Fem) → <text:span text:style-name="T15">√</text:span><text:span text:style-name="T19">गम्</text:span> → <text:span text:style-name="T33">गतव</text:span><text:span text:style-name="T14">ति</text:span></text:p>
      <text:p text:style-name="P20"><text:span text:style-name="T2"/></text:p>
      <text:p text:style-name="Standard">4) Translate into English.</text:p>
      <text:p text:style-name="Standard"/>
      <text:p text:style-name="Standard">१) अपि महातपस<text:span text:style-name="T34">म्</text:span> कुमारम<text:span text:style-name="T34">्</text:span> <text:span text:style-name="T34">आ</text:span>श्रमस्य समीप<text:span text:style-name="T57">े</text:span> आसीनम<text:span text:style-name="T34">्</text:span> <text:span text:style-name="T34">अ</text:span>पश्यः । स<text:span text:style-name="T34">ः</text:span> <text:span text:style-name="T34">दूः</text:span>ख-शोकवा<text:span text:style-name="T34">न्</text:span> <text:span text:style-name="T34">इ</text:span>ह <text:span text:style-name="T34">आ</text:span>गत्य न किंचि<text:span text:style-name="T34">त्</text:span> <text:span text:style-name="T34">भ</text:span><text:span text:style-name="T58">ा</text:span>षते ।</text:p>
      <text:p text:style-name="P21">Великую аскезу <text:span text:style-name="T56">совершающего </text:span>юношу ашрама возле сидящего видели? Он печально-скорбный сюда прийдя ничего не говорит.</text:p>
      <text:p text:style-name="Standard">२) तेभ्य<text:span text:style-name="T34">ः</text:span> नरेभ्य<text:span text:style-name="T34">ः</text:span> दानान<text:span text:style-name="T34">ि</text:span> <text:span text:style-name="T34">आ</text:span>भरद्भ्य<text:span text:style-name="T34">ः</text:span> <text:span text:style-name="T34">अ</text:span>पि बिभेमि ।</text:p>
      <text:p text:style-name="P21">тех людей, дары приносящих даже я боюсь.</text:p>
      <text:p text:style-name="P23">३) महाबल<text:span text:style-name="T34">ः</text:span> वीर<text:span text:style-name="T34">ः</text:span> शोचन्तीभ्य<text:span text:style-name="T34">ः</text:span> नारीभ्य<text:span text:style-name="T34">ः</text:span> <text:span text:style-name="T34">अ</text:span>पगच्छन् <text:span text:style-name="T59">न </text:span>कदाचि<text:span text:style-name="T34">त्</text:span> <text:span text:style-name="T34">पु</text:span>न<text:span text:style-name="T34">ः </text:span><text:bookmark-start text:name="__DdeLink__8364_3924958822"/><text:span text:style-name="T34">यु</text:span>द्ध<text:bookmark-end text:name="__DdeLink__8364_3924958822"/><text:span text:style-name="T34">म्</text:span> स्या<text:span text:style-name="T34">त्</text:span> <text:span text:style-name="T34">इति ऐच्छत्</text:span>।</text:p>
      <text:p text:style-name="P23"><text:span text:style-name="T34">Могучий герой от скорбящих женщин уйдя – </text:span><text:span text:style-name="T59">никогда </text:span><text:span text:style-name="T34"><text:s/>опять битва пусть </text:span><text:span text:style-name="T59">не будет </text:span><text:span text:style-name="T34">– так пожелал.</text:span></text:p>
      <text:p text:style-name="Standard">४) पाप<text:span text:style-name="T34">म्</text:span> नृप<text:span text:style-name="T34">म्</text:span> <text:bookmark-start text:name="__DdeLink__8436_3924958822"/>जय<text:bookmark-end text:name="__DdeLink__8436_3924958822"/>त<text:span text:style-name="T34">ः</text:span> महारथस्य महद्यशः स्यात् ।</text:p>
      <text:p text:style-name="P21">Грешного царя <text:span text:style-name="T60">побеждающего</text:span> воина(имеющий великую колеснцу) <text:s/>великая слава да будет.</text:p>
      <text:p text:style-name="Standard">५) अपि बालौ नर<text:span text:style-name="T34">म्</text:span> महाचेतस<text:span text:style-name="T34">म्</text:span> शृण्वन्तौ पश्यसि । तौ धीमन्तौ गुणविदौ च भविष्यतः ।</text:p>
      <text:p text:style-name="P22">Двух детей <text:span text:style-name="T61">ч</text:span>еловека многомудрого слушающих видишь? <text:span text:style-name="T35">Они оба разумные и </text:span><text:span text:style-name="T61">знающие про достоинство</text:span><text:span text:style-name="T35"> станут.</text:span></text:p>
      <text:p text:style-name="Standard">६) य<text:span text:style-name="T35">त्</text:span> <text:span text:style-name="T35">भ</text:span>द्र<text:span text:style-name="T35">म्</text:span> च गुणव<text:span text:style-name="T35">त्</text:span> <text:span text:style-name="T35">च अ</text:span>स्ति त<text:span text:style-name="T35">त्</text:span> <text:span text:style-name="T35">धी</text:span>मद्भि<text:span text:style-name="T35">ः</text:span> र्ज्ञायते ।</text:p>
      <text:p text:style-name="P24">Что и хорошо и добродетельно есть, то мудрыми понимается.</text:p>
      <text:p text:style-name="Standard">७) नरः शोकवा<text:span text:style-name="T36">न्</text:span> <text:span text:style-name="T36">छ</text:span>यावति वन<text:span text:style-name="T36">े</text:span> आसीन<text:span text:style-name="T36">ः</text:span> <text:span text:style-name="T36">अ</text:span>पि न <text:bookmark-start text:name="__DdeLink__8373_3924958822"/>स्मयते<text:bookmark-end text:name="__DdeLink__8373_3924958822"/> ।</text:p>
      <text:p text:style-name="P25">Человек скорбящий в тенистом лесу сидящий даже не улыбается.</text:p>
      <text:p text:style-name="Standard">८) रत्नवती<text:span text:style-name="T37">म्</text:span> <text:s/>राज्ञी<text:span text:style-name="T37">म्</text:span> दृष्टवती कन्या स्मय<text:span text:style-name="T37">न्ति</text:span> <text:span text:style-name="T37">उ</text:span>त्तिष्ठति ।</text:p>
      <text:p text:style-name="P26">Драгоценными камнями украшенную царицу увидевшая, девушка, улыбающаяся, <text:span text:style-name="T62">встаёт</text:span></text:p>
      <text:p text:style-name="Standard">९) वर्धमानेन <text:bookmark-start text:name="__DdeLink__8379_3924958822"/>विस्म<text:bookmark-end text:name="__DdeLink__8379_3924958822"/>येन दासी महत्या<text:span text:style-name="T37">ः</text:span> नगर्याः समीपे बहु-जला<text:span text:style-name="T37">म्</text:span> नदीम<text:span text:style-name="T37">्</text:span> <text:span text:style-name="T37">अ</text:span>पश्यत् ।</text:p>
      <text:p text:style-name="P26">C растущим изумлением служанка от великого города недалеко полноводную реку увидела.</text:p>
      <text:p text:style-name="Standard">१०) याव<text:span text:style-name="T37">त्</text:span> <text:span text:style-name="T37">अ</text:span>स्मि<text:span text:style-name="T37">न्</text:span> लोके गुणवन्त<text:span text:style-name="T37">ः</text:span> जना<text:span text:style-name="T37">ः</text:span> <text:span text:style-name="T37">त</text:span>व<text:span text:style-name="T37">त्</text:span> <text:span text:style-name="T37">इ</text:span>ह सुख<text:span text:style-name="T37">म्</text:span> भविष्यति ।</text:p>
      <text:p text:style-name="P26">Пока в этом мире добродетельные люди, до тех пор здесь счастье будет.</text:p>
      <text:p text:style-name="Standard">११) गुणवता<text:span text:style-name="T37">म्</text:span> नराणा<text:span text:style-name="T37">म्</text:span> मनःसु य<text:span text:style-name="T37">त्</text:span> <text:span text:style-name="T37">अ</text:span>स्ति त<text:span text:style-name="T37">त्</text:span> <text:span text:style-name="T37">स</text:span>र्वेषा<text:span text:style-name="T37">म्</text:span> मनःसु स्यात् ।</text:p>
      <text:p text:style-name="P26">Добродетельных людей в ум<text:span text:style-name="T63">ах</text:span> что есть, то в умах всех пусть будет.</text:p>
      <text:p text:style-name="Standard"/>
      <text:p text:style-name="Standard"/>
      <text:p text:style-name="Standard">READINGS</text:p>
      <text:p text:style-name="Standard"/>
      <text:p text:style-name="Standard">A Dazzling Woman</text:p>
      <text:p text:style-name="Standard"/>
      <text:p text:style-name="Standard">आरुह्य दूरम<text:span text:style-name="T38">्</text:span> <text:span text:style-name="T38">अ</text:span>गणित-<text:bookmark-start text:name="__DdeLink__8389_3924958822"/>रौद्र<text:bookmark-end text:name="__DdeLink__8389_3924958822"/>-क्लेशा प्रकाशयन्ती स्वम् ।</text:p>
      <text:p text:style-name="P27">Поднявшись <text:span text:style-name="T38">высоко, </text:span><text:span text:style-name="T64">игнорирующая жару и страдания</text:span>, <text:span text:style-name="T38">сияющая сама.</text:span></text:p>
      <text:p text:style-name="P27">वात-प्रतीच्छन-पटी वहित्र<text:span text:style-name="T38">म्</text:span> <text:s/><text:span text:style-name="T38">इ</text:span>व हरसि मा<text:span text:style-name="T38">म्</text:span> सुतनु ॥</text:p>
      <text:p text:style-name="P27"><text:span text:style-name="T38">Как ветер принимающий(ветром наполненный) парус уносишь меня, </text:span>о стройная!</text:p>
      <text:p text:style-name="P27"/>
      <text:p text:style-name="Standard">Everything is Linked</text:p>
      <text:p text:style-name="Standard"/>
      <text:p text:style-name="Standard">सर्वेषाम<text:span text:style-name="T39">्</text:span> <text:bookmark-start text:name="__DdeLink__8393_3924958822"/><text:span text:style-name="T39">ए</text:span>व<text:bookmark-end text:name="__DdeLink__8393_3924958822"/> भूतानाम<text:span text:style-name="T39">्</text:span> <text:span text:style-name="T39">अ</text:span>न्योन्येन <text:span text:style-name="T39">उ</text:span>पजीवनम् ॥</text:p>
      <text:p text:style-name="P28">всех именно живых существ взаимное существование есть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he Only True Adornment</text:p>
      <text:p text:style-name="Standard"/>
      <text:p text:style-name="Standard">केयूराणि न भूषयन्ति पुरुष<text:span text:style-name="T39">म्</text:span> हारा<text:span text:style-name="T39">ः</text:span> न चन्द्र-<text:span text:style-name="T39">उ</text:span>ज्ज्वलाः</text:p>
      <text:p text:style-name="P28">не браслеты украшают человека, не ожерелья, великолепные как луна</text:p>
      <text:p text:style-name="P29">न स्नान<text:span text:style-name="T39">म्</text:span> न विलेपन<text:span text:style-name="T39">म्</text:span> न कुसुम<text:span text:style-name="T39">म्</text:span> न <text:span text:style-name="T65">अ</text:span>ल<text:span text:style-name="T39">म्-</text:span>कृता मूर्धजाः ।</text:p>
      <text:p text:style-name="P28">Не омовение, не умащение, не цветы, не уложенные волосы</text:p>
      <text:p text:style-name="Standard"><text:bookmark-start text:name="__DdeLink__8400_3924958822"/>वाण<text:span text:style-name="T39">ी</text:span><text:bookmark-end text:name="__DdeLink__8400_3924958822"/> <text:span text:style-name="T39">ए</text:span>का समल<text:span text:style-name="T39">ं</text:span>करोति पुरुष<text:span text:style-name="T39">म्</text:span> या संस्कृता <text:bookmark-start text:name="__DdeLink__8403_3924958822"/>धार्यते<text:bookmark-end text:name="__DdeLink__8403_3924958822"/></text:p>
      <text:p text:style-name="P29"><text:span text:style-name="T39">Речь одна украшает человека, которая совершенная поддерживается (</text:span><text:span text:style-name="T15">√</text:span><text:span text:style-name="T1">धृ</text:span><text:span text:style-name="T39">)</text:span></text:p>
      <text:p text:style-name="Standard"><text:bookmark-start text:name="__DdeLink__8413_3924958822"/>क्षीयन्ते<text:bookmark-end text:name="__DdeLink__8413_3924958822"/> <text:span text:style-name="T39">अ</text:span>खिल-भूषणानि सतत<text:span text:style-name="T39">म्</text:span> वा<text:span text:style-name="T65">क्</text:span>-<text:span text:style-name="T39">भू</text:span>षण<text:span text:style-name="T39">म्</text:span> भूषणम् ॥</text:p>
      <text:p text:style-name="P28">Изчезают все украшения, всегда красивая речь – украшение.</text:p>
      <text:p text:style-name="Standard"/>
      <text:p text:style-name="Standard">Draupadī Pours out Her Heart to Bhīma</text:p>
      <text:p text:style-name="Standard"/>
      <text:p text:style-name="Standard">सा कीर्तयन्ती द<text:span text:style-name="T40">ुः</text:span>खानि भीमसेनस्य भामिनी ।</text:p>
      <text:p text:style-name="P30">Она, рассказывающая печали, Бхимасены прекрасная женщина<text:tab/></text:p>
      <text:p text:style-name="Standard"><text:bookmark-start text:name="__DdeLink__8417_3924958822"/>रुरो<text:bookmark-end text:name="__DdeLink__8417_3924958822"/>द शनकै<text:span text:style-name="T40">ः </text:span>कृष्णा भीमसेनम<text:span text:style-name="T40">्</text:span> <text:span text:style-name="T40">उ</text:span>दीक्षती ॥ २७ ॥</text:p>
      <text:p text:style-name="P30">плакала тихо, Кришнаа, на Бхимасену смотрящая.</text:p>
      <text:p text:style-name="Standard">सा बाष्पकलया वाचा निःश्वसन्ती पुनः पुनः ।</text:p>
      <text:p text:style-name="P32">Она от слёз дрожащим голосом, вздыхающая, опять и опять</text:p>
      <text:p text:style-name="Standard">हृदय<text:span text:style-name="T41">म्</text:span> भीमसेनस्य घट्टयन्ती <text:span text:style-name="T41">इ</text:span>दम<text:span text:style-name="T41">्</text:span> <text:span text:style-name="T41">अ</text:span>ब्रवीत् ॥ २८ ॥</text:p>
      <text:p text:style-name="P31">Сердце Бхимасены волнующая это говорила</text:p>
      <text:p text:style-name="Standard"/>
      <text:p text:style-name="Standard"/>
      <text:p text:style-name="Standard">Understanding Our True Involvement in This World</text:p>
      <text:p text:style-name="Standard"/>
      <text:p text:style-name="Standard">न <text:span text:style-name="T42">ए</text:span><draw:frame draw:style-name="fr1" draw:name="Object1" text:anchor-type="as-char" svg:y="-0.377cm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व किंचि<text:span text:style-name="T42">त्</text:span> <text:span text:style-name="T42">क</text:span>रोम<text:span text:style-name="T42">ि</text:span> <text:span text:style-name="T42">इ</text:span>ति युक्त<text:span text:style-name="T42">ः</text:span> मन्येत तत्त्ववित् ।</text:p>
      <text:p text:style-name="P34">Вовсе ничего не делаю – так уравновешенный должен думать, истину знающий</text:p>
      <text:p text:style-name="Standard">पश्य<text:span text:style-name="T42">न्</text:span> <text:span text:style-name="T42">शृ</text:span>ण्व<text:span text:style-name="T42">न्</text:span> <text:span text:style-name="T42">स्पृ</text:span>श<text:span text:style-name="T42">न्</text:span> <text:span text:style-name="T42">जि</text:span>घ्रन् <text:span text:style-name="T42">अ</text:span>श्नन् <text:span text:style-name="T42">ग</text:span>च्छ<text:span text:style-name="T42">न्</text:span> <text:span text:style-name="T42">स्व</text:span>प<text:span text:style-name="T42">न्</text:span> <text:span text:style-name="T42">श्व</text:span>सन् ॥</text:p>
      <text:p text:style-name="P33">Смотрящий, слушающий, касающийся, обоняющий, вкушающий, идущий, спящий, дышащий.</text:p>
      <text:p text:style-name="Standard"/>
      <text:p text:style-name="Standard">Vālmīki Asks Nārada Who the Greatest Hero on Earth is</text:p>
      <text:p text:style-name="Standard"/>
      <text:p text:style-name="Standard">नारद<text:span text:style-name="T42">म्</text:span> परिपप्रच्छ वाल्मीकि<text:span text:style-name="T42">ः</text:span> र्मुनि-पुंगवम् ॥ १ ॥</text:p>
      <text:p text:style-name="P33">Нараду спросил Вальмики, лучшего(быка) среди <text:span text:style-name="T65">аскетов</text:span></text:p>
      <text:p text:style-name="Standard">क<text:span text:style-name="T42">ः</text:span> न<text:span text:style-name="T42">ु</text:span> <text:span text:style-name="T42">अ</text:span>स्मि<text:span text:style-name="T42">न्</text:span> <text:span text:style-name="T42">स</text:span>म्प्रत<text:span text:style-name="T42">म्</text:span> लोके गुणवा<text:span text:style-name="T42">न्</text:span> <text:span text:style-name="T42">कः च</text:span> वीर्यवान् ।</text:p>
      <text:p text:style-name="P33">Кто же в этом сейчас мире добродетельный и кто <text:span text:style-name="T65">героизмом</text:span> обладающий </text:p>
      <text:p text:style-name="Standard">धर्मज्ञ<text:span text:style-name="T42">ः च</text:span> कृतज्ञ<text:span text:style-name="T42">ः च</text:span> सत्यवाक्य<text:span text:style-name="T42">ः</text:span> दृढ-व्रतः ॥ २ ।</text:p>
      <text:p text:style-name="P33">И дхарму знающий и <text:span text:style-name="T67">благодарный</text:span><text:span text:style-name="T66">(знающий о сделаном)</text:span>, правду говорящий, обеты соблюдающий</text:p>
      <text:p text:style-name="Standard">चारित्रेण च क<text:span text:style-name="T42">ः</text:span> युक्तः सर्वभूत<text:span text:style-name="T42">े</text:span>ष<text:span text:style-name="T42">ु</text:span> क<text:span text:style-name="T42">ः</text:span> हितः ।</text:p>
      <text:p text:style-name="P35"><text:span text:style-name="T42">И </text:span><text:span text:style-name="T68">благодаря</text:span> благонрави<text:span text:style-name="T68">ю</text:span><text:span text:style-name="T42"> кто </text:span><text:span text:style-name="T68">уместный, актуальный</text:span><text:span text:style-name="T42">, ко всем живым существам благожелателен</text:span></text:p>
      <text:p text:style-name="Standard">विद्वा<text:span text:style-name="T42">न् कः </text:span>कः समर्थ<text:span text:style-name="T42">ः च</text:span> <text:span text:style-name="T42">एक-</text:span>प्रिय-दर्शनः । ३ ॥</text:p>
      <text:p text:style-name="P33">Мудрый кто, и кто способный, <text:span text:style-name="T68">видение которого только приятно</text:span></text:p>
      <text:p text:style-name="Standard">आत्मवा<text:span text:style-name="T42">न् कः</text:span> जित-क्रोध<text:span text:style-name="T42">ः</text:span> मतिमा<text:span text:style-name="T42">न् कः</text:span> <text:span text:style-name="T42">अ</text:span>नसूयकः ।</text:p>
      <text:p text:style-name="P36">Собой владеющий кто, гнев победивший, разумный кто, от зависти свободный</text:p>
      <text:p text:style-name="Standard">कस्य बिभ्यति देवा<text:span text:style-name="T42">ः च</text:span> जातरोषस्य संयुगे । ४ ॥</text:p>
      <text:p text:style-name="P36">Кого боятся и боги разгневанного в битве.</text:p>
      <text:p text:style-name="Standard"><text:soft-page-break/>एत<text:span text:style-name="T42">त्</text:span> <text:span text:style-name="T42">इ</text:span>च्छाम<text:span text:style-name="T42">ि</text:span> <text:span text:style-name="T42">अ</text:span>ह<text:span text:style-name="T42">म्</text:span> श्रोतु<text:span text:style-name="T42">म्</text:span> पर<text:span text:style-name="T42">म्</text:span> कौतूहल<text:span text:style-name="T42">म्</text:span> हि मे ।</text:p>
      <text:p text:style-name="Standard">Это хочу я услышать, ибо великое любопытство у меня</text:p>
      <text:p text:style-name="Standard">महार्षे त्व<text:span text:style-name="T42">म्</text:span> समर्थ<text:span text:style-name="T42">ः</text:span> <text:span text:style-name="T42">अ</text:span>सि ज्ञातुम<text:span text:style-name="T42">् एवम्-</text:span><text:bookmark-start text:name="__DdeLink__8429_3924958822"/>विध<text:span text:style-name="T42">म्</text:span><text:bookmark-end text:name="__DdeLink__8429_3924958822"/> नरम् ॥ ५ ॥</text:p>
      <text:p text:style-name="Standard">О, Великий мудрец, ты способен знать <text:span text:style-name="T43">такого челове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0:07.805324996</meta:creation-date>
    <dc:date>2025-04-25T18:46:07.145490699</dc:date>
    <meta:editing-duration>P4DT1H45M30S</meta:editing-duration>
    <meta:editing-cycles>61</meta:editing-cycles>
    <meta:generator>LibreOffice/7.4.7.2$Linux_X86_64 LibreOffice_project/40$Build-2</meta:generator>
    <meta:document-statistic meta:table-count="4" meta:image-count="0" meta:object-count="1" meta:page-count="5" meta:paragraph-count="264" meta:word-count="1224" meta:character-count="6099" meta:non-whitespace-character-count="5120"/>
  </office:meta>
</office:document-meta>
</file>

<file path=Object 1/content.xml><?xml version="1.0" encoding="utf-8"?>
<math xmlns="http://www.w3.org/1998/Math/MathML" display="block"/>
</file>